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fb57" officeooo:paragraph-rsid="0008fb57"/>
    </style:style>
    <style:style style:name="P2" style:family="paragraph" style:parent-style-name="Standard">
      <style:text-properties officeooo:rsid="000ad2d6" officeooo:paragraph-rsid="000ad2d6"/>
    </style:style>
    <style:style style:name="P3" style:family="paragraph" style:parent-style-name="Standard">
      <style:text-properties fo:color="#ce181e" officeooo:rsid="0008fb57" officeooo:paragraph-rsid="0008fb57"/>
    </style:style>
    <style:style style:name="P4" style:family="paragraph" style:parent-style-name="Standard">
      <style:text-properties fo:color="#ce181e" officeooo:rsid="000ad2d6" officeooo:paragraph-rsid="000ad2d6"/>
    </style:style>
    <style:style style:name="P5" style:family="paragraph" style:parent-style-name="Standard">
      <style:text-properties fo:color="#ce181e" officeooo:rsid="000b356c" officeooo:paragraph-rsid="000b356c"/>
    </style:style>
    <style:style style:name="P6" style:family="paragraph" style:parent-style-name="Standard">
      <style:text-properties officeooo:rsid="000b356c" officeooo:paragraph-rsid="000b356c"/>
    </style:style>
    <style:style style:name="P7" style:family="paragraph" style:parent-style-name="Text_20_body">
      <style:text-properties fo:font-variant="normal" fo:text-transform="none" fo:color="#000000" style:font-name="verdana" fo:font-size="9.75pt" fo:letter-spacing="normal" fo:font-style="normal" fo:font-weight="normal" officeooo:rsid="000b356c" officeooo:paragraph-rsid="000b356c" loext:padding="0in" loext:border="none"/>
    </style:style>
    <style:style style:name="P8" style:family="paragraph" style:parent-style-name="Text_20_body">
      <style:text-properties fo:font-variant="normal" fo:text-transform="none" fo:color="#ce181e" style:font-name="verdana" fo:font-size="9.75pt" fo:letter-spacing="normal" fo:font-style="normal" fo:font-weight="normal" officeooo:rsid="000b356c" officeooo:paragraph-rsid="000b356c" loext:padding="0in" loext:border="none"/>
    </style:style>
    <style:style style:name="P9" style:family="paragraph" style:parent-style-name="Text_20_body">
      <style:text-properties officeooo:paragraph-rsid="000c1f4f"/>
    </style:style>
    <style:style style:name="P10" style:family="paragraph" style:parent-style-name="Text_20_body">
      <style:text-properties officeooo:rsid="000dd501" officeooo:paragraph-rsid="000dd501"/>
    </style:style>
    <style:style style:name="P11" style:family="paragraph" style:parent-style-name="Text_20_body">
      <style:text-properties fo:color="#ce181e" officeooo:rsid="000dd501" officeooo:paragraph-rsid="000dd501"/>
    </style:style>
    <style:style style:name="P12" style:family="paragraph" style:parent-style-name="Text_20_body">
      <style:text-properties fo:color="#ce181e" officeooo:rsid="000e7a3f" officeooo:paragraph-rsid="000e7a3f"/>
    </style:style>
    <style:style style:name="P13" style:family="paragraph" style:parent-style-name="Text_20_body">
      <style:text-properties fo:color="#ce181e" officeooo:rsid="00102006" officeooo:paragraph-rsid="00102006"/>
    </style:style>
    <style:style style:name="P14" style:family="paragraph" style:parent-style-name="Text_20_body">
      <style:text-properties officeooo:rsid="000e7a3f" officeooo:paragraph-rsid="000e7a3f"/>
    </style:style>
    <style:style style:name="P15" style:family="paragraph" style:parent-style-name="Text_20_body">
      <style:text-properties officeooo:rsid="00102006" officeooo:paragraph-rsid="00102006"/>
    </style:style>
    <style:style style:name="T1" style:family="text">
      <style:text-properties officeooo:rsid="000b356c"/>
    </style:style>
    <style:style style:name="T2" style:family="text">
      <style:text-properties fo:font-weight="normal" style:font-weight-asian="normal" style:font-weight-complex="normal"/>
    </style:style>
    <style:style style:name="T3" style:family="text">
      <style:text-properties officeooo:rsid="000c1f4f"/>
    </style:style>
    <style:style style:name="T4" style:family="text">
      <style:text-properties officeooo:rsid="000e7a3f"/>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rt():</text:p>
      <text:p text:style-name="P1"><text:s text:c="7"/>the start method of thread class is used to begin the execution of thread. The two running threads running concurrently. The current thread run the current thread and other thread executes its run method.</text:p>
      <text:p text:style-name="P4">Run()</text:p>
      <text:p text:style-name="P2"><text:s text:c="3"/>thread class is called if the thread was constructed using a separate Runnable object otherwise this method does nothing and returns.</text:p>
      <text:p text:style-name="P5">CurrentThread()</text:p>
      <text:p text:style-name="Text_20_body"><text:span text:style-name="T2">the</text:span> <text:span text:style-name="T1">currentThead() method of thread class is used to return a reference to the currently executing thread <text:s/>object.</text:span></text:p>
      <text:p text:style-name="P6">Syntax:</text:p>
      <text:p text:style-name="P7">public static Thread currentThread();</text:p>
      <text:p text:style-name="P8">Join()</text:p>
      <text:p text:style-name="P9"><text:span text:style-name="T3">Thread class provides join() method which allows one thread to wait until another thread completes execution.</text:span></text:p>
      <text:p text:style-name="P9"><text:span text:style-name="T3">Syntax:</text:span></text:p>
      <text:p text:style-name="P9"><text:s text:c="5"/><text:span text:style-name="T3">public final void join()</text:span></text:p>
      <text:p text:style-name="P9"><text:s text:c="4"/><text:span text:style-name="T3">public final synchronized void join(long millis)</text:span></text:p>
      <text:p text:style-name="P9"><text:s text:c="2"/><text:span text:style-name="T3">public final synchronized void join(long millions , int nanos)</text:span></text:p>
      <text:p text:style-name="P11">getPriority()</text:p>
      <text:p text:style-name="P10">thread class is used to check the priority of the thread . Thread priority is in the range of 1 to 10.</text:p>
      <text:p text:style-name="P10">synatax :</text:p>
      <text:p text:style-name="P10"><text:s text:c="6"/>public final int getPriority()</text:p>
      <text:p text:style-name="P10"><text:s text:c="5"/>public static int MIN_PRIORITY:</text:p>
      <text:p text:style-name="P10"><text:s text:c="5"/>public static int NORN_PRIORITY:</text:p>
      <text:p text:style-name="P10"><text:s text:c="5"/>public static int MAX_PRIORITY:</text:p>
      <text:p text:style-name="P10">public final void setPriority(int newPriority):</text:p>
      <text:p text:style-name="P12">getId()</text:p>
      <text:p text:style-name="Text_20_body">thread <text:span text:style-name="T4">getId() method is use to return the unique id of the thread it was unchanged during its lifetime. When thread terminated the thread id can be used. </text:span></text:p>
      <text:p text:style-name="P14">Public long getId()</text:p>
      <text:p text:style-name="P13">yield()</text:p>
      <text:p text:style-name="P15">Thread class causes the currently executing thread object to temporarily pause and allow other threads to execute.</text:p>
      <text:p text:style-name="P15"/>
      <text:p text:style-name="P10"><text:soft-page-break/></text:p>
      <text:p text:style-name="P9"/>
      <text:p text:style-name="P9"/>
      <text:p text:style-name="P9"><text:s text:c="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0:00:56.590268931</meta:creation-date>
    <dc:date>2019-11-16T11:12:47.723629132</dc:date>
    <meta:editing-duration>PT21H9M18S</meta:editing-duration>
    <meta:editing-cycles>1</meta:editing-cycles>
    <meta:document-statistic meta:table-count="0" meta:image-count="0" meta:object-count="0" meta:page-count="2" meta:paragraph-count="28" meta:word-count="214" meta:character-count="1422" meta:non-whitespace-character-count="1187"/>
    <meta:generator>LibreOffice/6.0.7.3$Linux_X86_64 LibreOffice_project/00m0$Build-3</meta:generator>
  </office:meta>
</office:document-meta>
</file>